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Franklin Gothic Medium" svg:font-family="&quot;Franklin Gothic Medium&quot;"/>
  </office:font-face-decls>
  <office:automatic-styles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ackground-color="#4F5036"/>
    </style:style>
    <style:style style:name="ce3" style:family="table-cell" style:parent-style-name="Input_32_Custom" style:data-style-name="N3">
      <style:table-cell-properties style:vertical-align="middle" fo:background-color="transparent" style:repeat-content="false"/>
      <style:paragraph-properties fo:text-align="center"/>
      <style:text-properties fo:color="#696A48"/>
    </style:style>
    <style:style style:name="ce4" style:family="table-cell" style:parent-style-name="Default" style:data-style-name="N36"/>
    <style:style style:name="ce5" style:family="table-cell" style:parent-style-name="Default" style:data-style-name="N3">
      <style:table-cell-properties style:vertical-align="middle" style:repeat-content="false"/>
      <style:paragraph-properties fo:text-align="start" fo:margin-left="0.353cm"/>
    </style:style>
    <style:style style:name="ce6" style:family="table-cell" style:parent-style-name="Currency_32_Custom" style:data-style-name="N3">
      <style:table-cell-properties style:vertical-align="middle" style:repeat-content="false"/>
      <style:paragraph-properties fo:text-align="end" fo:margin-right="0.353cm"/>
      <style:text-properties fo:color="#696A48" fo:font-size="9pt" style:font-size-asian="9pt" style:font-size-complex="9pt"/>
    </style:style>
    <style:style style:name="ce7" style:family="table-cell" style:parent-style-name="Default" style:data-style-name="N3">
      <style:table-cell-properties style:vertical-align="middle" fo:background-color="#4F5036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8" style:family="table-cell" style:parent-style-name="Default" style:data-style-name="N3">
      <style:table-cell-properties style:vertical-align="middle" fo:background-color="#4F5036" style:repeat-content="false"/>
      <style:paragraph-properties fo:text-align="end" fo:margin-right="0cm"/>
      <style:text-properties fo:color="#FFFFFF"/>
    </style:style>
    <style:style style:name="ce9" style:family="table-cell" style:parent-style-name="Default" style:data-style-name="N3">
      <style:table-cell-properties style:vertical-align="middle" fo:background-color="#4F5036" style:repeat-content="false"/>
      <style:paragraph-properties fo:text-align="start" fo:margin-left="0cm"/>
      <style:text-properties fo:color="#FFFFFF" fo:font-size="11pt" style:font-size-asian="11pt" style:font-size-complex="11pt"/>
    </style:style>
    <style:style style:name="ce10" style:family="table-cell" style:parent-style-name="Default" style:data-style-name="N3">
      <style:table-cell-properties fo:background-color="#4F5036"/>
      <style:text-properties fo:color="#FFFFFF"/>
    </style:style>
    <style:style style:name="ce11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12" style:family="table-cell" style:parent-style-name="Title" style:data-style-name="N3">
      <style:table-cell-properties style:vertical-align="top" fo:background-color="#4F5036" style:repeat-content="false"/>
      <style:paragraph-properties fo:text-align="start" fo:margin-left="0.353cm"/>
      <style:text-properties fo:color="#FFFFFF" fo:font-size="33pt" style:font-size-asian="33pt" style:font-size-complex="33pt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3.98638888888889cm"/>
    </style:style>
    <style:style style:name="co3" style:family="table-column">
      <style:table-column-properties fo:break-before="page" style:column-width="1.693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65805555555556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5pt" style:use-optimal-row-height="true" fo:break-before="auto"/>
    </style:style>
    <style:style style:name="ro6" style:family="table-row">
      <style:table-row-properties style:row-height="12.5pt" style:use-optimal-row-height="true" fo:break-before="page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adae88" style:text-line-through-type="none" style:text-line-through-style="none" style:text-line-through-width="auto" style:text-line-through-color="font-color" style:text-position="0% 100%" fo:font-family="Franklin Gothic Medium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4f503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">
      <style:text-properties fo:font-variant="normal" fo:text-transform="none" fo:color="#adae88" style:text-line-through-type="none" style:text-line-through-style="none" style:text-line-through-width="auto" style:text-line-through-color="font-color" style:text-position="0% 100%" fo:font-family="Franklin Gothic Medium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696a48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696a48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YES&quot;;&quot;NO&quot;)">
          <table:help-message table:display="true"/>
          <table:error-message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)" table:allow-empty-cell="false">
          <table:help-message table:display="true"/>
          <table:error-message table:display="true"/>
        </table:content-validation>
      </table:content-validations>
      <table:table table:name="Quarterly_Sales_Report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2" table:default-cell-style-name="ce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6" table:number-rows-spanned="3" table:style-name="ce12">
            <text:p>QUARTERLY SALES REPORT</text:p>
          </table:table-cell>
          <table:covered-table-cell table:number-columns-repeated="5"/>
          <table:table-cell table:number-columns-repeated="3" table:style-name="ce2"/>
          <table:table-cell office:value-type="string" table:style-name="ce7">
            <text:p>SHOW TOP</text:p>
          </table:table-cell>
          <table:table-cell office:value-type="float" office:value="5" table:content-validation-name="val2" table:style-name="ce3">
            <text:p>5</text:p>
          </table:table-cell>
          <table:table-cell office:value-type="string" table:style-name="ce9">
            <text:p>PRODUCTS</text:p>
          </table:table-cell>
          <table:table-cell table:number-columns-repeated="16372" table:style-name="ce2"/>
        </table:table-row>
        <table:table-row table:style-name="ro3">
          <table:covered-table-cell/>
          <table:covered-table-cell table:number-columns-repeated="5"/>
          <table:table-cell table:number-columns-repeated="3" table:style-name="ce2"/>
          <table:table-cell table:style-name="ce8"/>
          <table:table-cell table:style-name="ce2"/>
          <table:table-cell table:style-name="ce10"/>
          <table:table-cell table:number-columns-repeated="16372" table:style-name="ce2"/>
        </table:table-row>
        <table:table-row table:style-name="ro2">
          <table:covered-table-cell/>
          <table:covered-table-cell table:number-columns-repeated="5"/>
          <table:table-cell table:number-columns-repeated="3" table:style-name="ce2"/>
          <table:table-cell office:value-type="string" table:style-name="ce7">
            <text:p>SHOW ALL OTHER</text:p>
          </table:table-cell>
          <table:table-cell office:value-type="string" table:content-validation-name="val1" table:style-name="ce3">
            <text:p>NO</text:p>
          </table:table-cell>
          <table:table-cell office:value-type="string" table:style-name="ce9">
            <text:p>PRODUCTS</text:p>
          </table:table-cell>
          <table:table-cell table:number-columns-repeated="16372" table:style-name="ce2"/>
        </table:table-row>
        <table:table-row table:style-name="ro1">
          <table:table-cell table:number-columns-repeated="3" table:style-name="ce2"/>
          <table:table-cell table:style-name="ce2">
            <draw:custom-shape svg:width="0.50496in" svg:height="0.21131in" draw:z-index="2" draw:id="id5" draw:style-name="a14" draw:transform="translate(-0.25248in -0.10566in) rotate(-3.14159) translate(1.52331in 0.1994in)" draw:name="Title Artwork">
              <svg:title>Decorative Triangle Shape</svg:title>
              <svg:desc>""</svg:desc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 table:style-name="ce2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1">
            <draw:g draw:z-index="1" draw:name="TotalAndTopProducts" draw:id="id3" draw:style-name="a10">
              <svg:title>Quarterly Sales Chart</svg:title>
              <svg:desc>Columnar chart that compares selected top product sales for each quarter. </svg:desc>
              <draw:frame draw:id="id4" draw:style-name="a11" svg:x="0.38542in" svg:y="0in" svg:width="8.62897in" svg:height="4.45238in" style:rel-width="scale" style:rel-height="scale">
                <draw:object xlink:href="Object 1/" xlink:type="simple" xlink:show="embed" xlink:actuate="onLoad"/>
              </draw:frame>
              <draw:frame draw:id="id0" draw:style-name="a2" draw:name="TextBox 2" svg:x="7.9947in" svg:y="0.6931in" svg:width="0.95462in" svg:height="0.1443in">
                <draw:text-box>
                  <text:p text:style-name="a1" text:class-names="" text:cond-style-name=""><text:span text:style-name="a0" text:class-names="">TOTAL SALES</text:span></text:p>
                </draw:text-box>
                <svg:title>Total Sales</svg:title>
                <svg:desc>""</svg:desc>
              </draw:frame>
              <draw:frame draw:id="id1" draw:style-name="a5" draw:name="TextBox 1" svg:x="0.51554in" svg:y="0.6931in" svg:width="1.00329in" svg:height="0.16799in">
                <draw:text-box>
                  <text:p text:style-name="a4" text:class-names="" text:cond-style-name=""><text:span text:style-name="a3" text:class-names="">PER PRODUCT</text:span></text:p>
                </draw:text-box>
                <svg:title>Per Product</svg:title>
                <svg:desc>""</svg:desc>
              </draw:frame>
              <draw:frame draw:id="id2" draw:style-name="a9" draw:name="TextBox 2" svg:x="0.38542in" svg:y="0.11269in" svg:width="8.62897in" svg:height="0.44065in">
                <draw:text-box>
                  <text:p text:style-name="a8" text:class-names="" text:cond-style-name=""><text:span text:style-name="a6" text:class-names="">TOTAL AND TOP 5 PRODUCTS</text:span><text:span text:style-name="a7" text:class-names=""/></text:p>
                </draw:text-box>
                <svg:title>Chart Title</svg:title>
                <svg:desc>Total and Top # Products (# is the number entered for Show Top Products in cell K2.)</svg:desc>
              </draw:frame>
            </draw:g>
          </table:table-cell>
          <table:table-cell table:number-columns-repeated="16382" table:style-name="ce1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15"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6">
          <table:table-cell table:number-columns-repeated="16384" table:style-name="ce1"/>
        </table:table-row>
        <table:table-row table:style-name="ro7">
          <table:table-cell/>
          <table:table-cell office:value-type="string" table:style-name="ce5">
            <text:p>PRODUCT</text:p>
          </table:table-cell>
          <table:table-cell office:value-type="string" table:style-name="ce11">
            <text:p>QUARTER 1</text:p>
          </table:table-cell>
          <table:table-cell office:value-type="string" table:style-name="ce11">
            <text:p>QUARTER 2</text:p>
          </table:table-cell>
          <table:table-cell office:value-type="string" table:style-name="ce11">
            <text:p>QUARTER 3</text:p>
          </table:table-cell>
          <table:table-cell office:value-type="string" table:style-name="ce11">
            <text:p>QUARTER 4</text:p>
          </table:table-cell>
          <table:table-cell office:value-type="string" table:style-name="ce11">
            <text:p>TOTAL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5">
            <text:p>LCD Tv</text:p>
          </table:table-cell>
          <table:table-cell office:value-type="float" office:value="8100" table:style-name="ce6">
            <text:p>8,100</text:p>
          </table:table-cell>
          <table:table-cell office:value-type="float" office:value="4500" table:style-name="ce6">
            <text:p>4,500</text:p>
          </table:table-cell>
          <table:table-cell office:value-type="float" office:value="3600" table:style-name="ce6">
            <text:p>3,600</text:p>
          </table:table-cell>
          <table:table-cell office:value-type="float" office:value="13500" table:style-name="ce6">
            <text:p>13,500</text:p>
          </table:table-cell>
          <table:table-cell office:value-type="float" office:value="29700" table:formula="of:=SUM([Quarterly_Sales_Report.$C35:.$F35])" table:style-name="ce6">
            <text:p>29,700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5">
            <text:p>Plasma Tv</text:p>
          </table:table-cell>
          <table:table-cell office:value-type="float" office:value="2250" table:style-name="ce6">
            <text:p>2,250</text:p>
          </table:table-cell>
          <table:table-cell office:value-type="float" office:value="1800" table:style-name="ce6">
            <text:p>1,800</text:p>
          </table:table-cell>
          <table:table-cell office:value-type="float" office:value="2700" table:style-name="ce6">
            <text:p>2,700</text:p>
          </table:table-cell>
          <table:table-cell office:value-type="float" office:value="8550" table:style-name="ce6">
            <text:p>8,550</text:p>
          </table:table-cell>
          <table:table-cell office:value-type="float" office:value="15300" table:formula="of:=SUM([Quarterly_Sales_Report.$C36:.$F36])" table:style-name="ce6">
            <text:p>15,300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5">
            <text:p>DVD Recorder</text:p>
          </table:table-cell>
          <table:table-cell office:value-type="float" office:value="3600" table:style-name="ce6">
            <text:p>3,600</text:p>
          </table:table-cell>
          <table:table-cell office:value-type="float" office:value="2640" table:style-name="ce6">
            <text:p>2,640</text:p>
          </table:table-cell>
          <table:table-cell office:value-type="float" office:value="3120" table:style-name="ce6">
            <text:p>3,120</text:p>
          </table:table-cell>
          <table:table-cell office:value-type="float" office:value="6000" table:style-name="ce6">
            <text:p>6,000</text:p>
          </table:table-cell>
          <table:table-cell office:value-type="float" office:value="15360" table:formula="of:=SUM([Quarterly_Sales_Report.$C37:.$F37])" table:style-name="ce6">
            <text:p>15,360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5">
            <text:p>DVD Recorder Discs</text:p>
          </table:table-cell>
          <table:table-cell office:value-type="float" office:value="640" table:style-name="ce6">
            <text:p>640</text:p>
          </table:table-cell>
          <table:table-cell office:value-type="float" office:value="896" table:style-name="ce6">
            <text:p>896</text:p>
          </table:table-cell>
          <table:table-cell office:value-type="float" office:value="544" table:style-name="ce6">
            <text:p>544</text:p>
          </table:table-cell>
          <table:table-cell office:value-type="float" office:value="1440" table:style-name="ce6">
            <text:p>1,440</text:p>
          </table:table-cell>
          <table:table-cell office:value-type="float" office:value="3520" table:formula="of:=SUM([Quarterly_Sales_Report.$C38:.$F38])" table:style-name="ce6">
            <text:p>3,520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5">
            <text:p>Tv Stands</text:p>
          </table:table-cell>
          <table:table-cell office:value-type="float" office:value="3510" table:style-name="ce6">
            <text:p>3,510</text:p>
          </table:table-cell>
          <table:table-cell office:value-type="float" office:value="3900" table:style-name="ce6">
            <text:p>3,900</text:p>
          </table:table-cell>
          <table:table-cell office:value-type="float" office:value="2340" table:style-name="ce6">
            <text:p>2,340</text:p>
          </table:table-cell>
          <table:table-cell office:value-type="float" office:value="4485" table:style-name="ce6">
            <text:p>4,485</text:p>
          </table:table-cell>
          <table:table-cell office:value-type="float" office:value="14235" table:formula="of:=SUM([Quarterly_Sales_Report.$C39:.$F39])" table:style-name="ce6">
            <text:p>14,235</text:p>
          </table:table-cell>
          <table:table-cell table:number-columns-repeated="16377"/>
        </table:table-row>
        <table:table-row table:number-rows-repeated="24" table:style-name="ro5">
          <table:table-cell/>
          <table:table-cell table:style-name="ce5"/>
          <table:table-cell table:number-columns-repeated="5" table:style-name="ce6"/>
          <table:table-cell table:number-columns-repeated="16377"/>
        </table:table-row>
        <table:table-row table:number-rows-repeated="1048513" table:style-name="ro5">
          <table:table-cell table:number-columns-repeated="16384"/>
        </table:table-row>
        <table:named-expressions>
          <table:named-range table:name="Print_Area" table:cell-range-address="Quarterly_Sales_Report.$A$1:Quarterly_Sales_Report.$H$63" table:base-cell-address="Quarterly_Sales_Report.$A$1"/>
        </table:named-expressions>
      </table:table>
      <table:table table:name="calculations" table:style-name="ta2">
        <table:table-column table:style-name="co7" table:default-cell-style-name="ce1"/>
        <table:table-column table:style-name="co4" table:default-cell-style-name="ce1"/>
        <table:table-column table:style-name="co8" table:default-cell-style-name="ce4"/>
        <table:table-column table:style-name="co4" table:number-columns-repeated="2" table:default-cell-style-name="ce1"/>
        <table:table-column table:style-name="co8" table:number-columns-repeated="5" table:default-cell-style-name="ce4"/>
        <table:table-column table:style-name="co4" table:number-columns-repeated="16374" table:default-cell-style-name="ce1"/>
        <table:table-row table:style-name="ro5">
          <table:table-cell office:value-type="string" table:style-name="ce1">
            <text:p>*** This sheet should remain hidden ****</text:p>
          </table:table-cell>
          <table:table-cell table:style-name="ce1"/>
          <table:table-cell table:style-name="ce4"/>
          <table:table-cell table:number-columns-repeated="2" table:style-name="ce1"/>
          <table:table-cell table:number-columns-repeated="5" table:style-name="ce4"/>
          <table:table-cell table:number-columns-repeated="16374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2" table:style-name="ce1"/>
          <table:table-cell table:style-name="ce4"/>
          <table:table-cell table:style-name="ce1"/>
          <table:table-cell office:value-type="string" table:style-name="ce1">
            <text:p>Product</text:p>
          </table:table-cell>
          <table:table-cell office:value-type="string" table:style-name="ce4">
            <text:p>QUARTER 1</text:p>
          </table:table-cell>
          <table:table-cell office:value-type="string" table:style-name="ce4">
            <text:p>QUARTER 2</text:p>
          </table:table-cell>
          <table:table-cell office:value-type="string" table:style-name="ce4">
            <text:p>QUARTER 3</text:p>
          </table:table-cell>
          <table:table-cell office:value-type="string" table:style-name="ce4">
            <text:p>QUARTER 4</text:p>
          </table:table-cell>
          <table:table-cell office:value-type="string" table:style-name="ce4">
            <text:p>Total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9700" table:formula="of:=IF([.$B5]&gt;$$n;&quot;&quot;;LARGE([Quarterly_Sales_Report.$G$35:.$G$63];1))" table:style-name="ce4">
            <text:p>$29,700</text:p>
          </table:table-cell>
          <table:table-cell office:value-type="float" office:value="1" table:formula="of:=IF([.$B5]&gt;$$n;&quot;&quot;;IF([.C4]=[.C5];MATCH([.C5];OFFSET([Quarterly_Sales_Report.$G$35:.$G$63];[.D4];);0)+[.D4];MATCH([.C5];[Quarterly_Sales_Report.$G$35:.$G$63];0)))" table:style-name="ce1">
            <text:p>1</text:p>
          </table:table-cell>
          <table:table-cell office:value-type="string" office:string-value="LCD Tv" table:formula="of:=IF([.$B5]&gt;$$n;&quot;&quot;;INDEX([Quarterly_Sales_Report.$B$35:.$B$63];[.D5]))" table:style-name="ce1">
            <text:p>LCD Tv</text:p>
          </table:table-cell>
          <table:table-cell office:value-type="float" office:value="8100" table:formula="of:=IF([.$B5]&gt;$$n;&quot;&quot;;INDEX([Quarterly_Sales_Report.$C$35:.$C$63];[.$D5]))" table:style-name="ce4">
            <text:p>$8,100</text:p>
          </table:table-cell>
          <table:table-cell office:value-type="float" office:value="4500" table:formula="of:=IF([.$B5]&gt;$$n;&quot;&quot;;INDEX([Quarterly_Sales_Report.$D$35:.$D$63];[.$D5]))" table:style-name="ce4">
            <text:p>$4,500</text:p>
          </table:table-cell>
          <table:table-cell office:value-type="float" office:value="3600" table:formula="of:=IF([.$B5]&gt;$$n;&quot;&quot;;INDEX([Quarterly_Sales_Report.$E$35:.$E$63];[.$D5]))" table:style-name="ce4">
            <text:p>$3,600</text:p>
          </table:table-cell>
          <table:table-cell office:value-type="float" office:value="13500" table:formula="of:=IF([.$B5]&gt;$$n;&quot;&quot;;INDEX([Quarterly_Sales_Report.$F$35:.$F$63];[.$D5]))" table:style-name="ce4">
            <text:p>$13,500</text:p>
          </table:table-cell>
          <table:table-cell office:value-type="float" office:value="29700" table:formula="of:=IF([.$B5]&gt;$$n;&quot;&quot;;SUM([.F5:.I5]))" table:style-name="ce4">
            <text:p>$29,700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5360" table:formula="of:=IF([.$B6]&gt;$$n;&quot;&quot;;LARGE([Quarterly_Sales_Report.$G$35:.$G$63];2))" table:style-name="ce4">
            <text:p>$15,360</text:p>
          </table:table-cell>
          <table:table-cell office:value-type="float" office:value="3" table:formula="of:=IF([.$B6]&gt;$$n;&quot;&quot;;IF([.C5]=[.C6];MATCH([.C6];OFFSET([Quarterly_Sales_Report.$G$35:.$G$63];[.D5];);0)+[.D5];MATCH([.C6];[Quarterly_Sales_Report.$G$35:.$G$63];0)))" table:style-name="ce1">
            <text:p>3</text:p>
          </table:table-cell>
          <table:table-cell office:value-type="string" office:string-value="DVD Recorder" table:formula="of:=IF([.$B6]&gt;$$n;&quot;&quot;;INDEX([Quarterly_Sales_Report.$B$35:.$B$63];[.D6]))" table:style-name="ce1">
            <text:p>DVD Recorder</text:p>
          </table:table-cell>
          <table:table-cell office:value-type="float" office:value="3600" table:formula="of:=IF([.$B6]&gt;$$n;&quot;&quot;;INDEX([Quarterly_Sales_Report.$C$35:.$C$63];[.$D6]))" table:style-name="ce4">
            <text:p>$3,600</text:p>
          </table:table-cell>
          <table:table-cell office:value-type="float" office:value="2640" table:formula="of:=IF([.$B6]&gt;$$n;&quot;&quot;;INDEX([Quarterly_Sales_Report.$D$35:.$D$63];[.$D6]))" table:style-name="ce4">
            <text:p>$2,640</text:p>
          </table:table-cell>
          <table:table-cell office:value-type="float" office:value="3120" table:formula="of:=IF([.$B6]&gt;$$n;&quot;&quot;;INDEX([Quarterly_Sales_Report.$E$35:.$E$63];[.$D6]))" table:style-name="ce4">
            <text:p>$3,120</text:p>
          </table:table-cell>
          <table:table-cell office:value-type="float" office:value="6000" table:formula="of:=IF([.$B6]&gt;$$n;&quot;&quot;;INDEX([Quarterly_Sales_Report.$F$35:.$F$63];[.$D6]))" table:style-name="ce4">
            <text:p>$6,000</text:p>
          </table:table-cell>
          <table:table-cell office:value-type="float" office:value="15360" table:formula="of:=IF([.$B6]&gt;$$n;&quot;&quot;;SUM([.F6:.I6]))" table:style-name="ce4">
            <text:p>$15,360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300" table:formula="of:=IF([.$B7]&gt;$$n;&quot;&quot;;LARGE([Quarterly_Sales_Report.$G$35:.$G$63];3))" table:style-name="ce4">
            <text:p>$15,300</text:p>
          </table:table-cell>
          <table:table-cell office:value-type="float" office:value="2" table:formula="of:=IF([.$B7]&gt;$$n;&quot;&quot;;IF([.C6]=[.C7];MATCH([.C7];OFFSET([Quarterly_Sales_Report.$G$35:.$G$63];[.D6];);0)+[.D6];MATCH([.C7];[Quarterly_Sales_Report.$G$35:.$G$63];0)))" table:style-name="ce1">
            <text:p>2</text:p>
          </table:table-cell>
          <table:table-cell office:value-type="string" office:string-value="Plasma Tv" table:formula="of:=IF([.$B7]&gt;$$n;&quot;&quot;;INDEX([Quarterly_Sales_Report.$B$35:.$B$63];[.D7]))" table:style-name="ce1">
            <text:p>Plasma Tv</text:p>
          </table:table-cell>
          <table:table-cell office:value-type="float" office:value="2250" table:formula="of:=IF([.$B7]&gt;$$n;&quot;&quot;;INDEX([Quarterly_Sales_Report.$C$35:.$C$63];[.$D7]))" table:style-name="ce4">
            <text:p>$2,250</text:p>
          </table:table-cell>
          <table:table-cell office:value-type="float" office:value="1800" table:formula="of:=IF([.$B7]&gt;$$n;&quot;&quot;;INDEX([Quarterly_Sales_Report.$D$35:.$D$63];[.$D7]))" table:style-name="ce4">
            <text:p>$1,800</text:p>
          </table:table-cell>
          <table:table-cell office:value-type="float" office:value="2700" table:formula="of:=IF([.$B7]&gt;$$n;&quot;&quot;;INDEX([Quarterly_Sales_Report.$E$35:.$E$63];[.$D7]))" table:style-name="ce4">
            <text:p>$2,700</text:p>
          </table:table-cell>
          <table:table-cell office:value-type="float" office:value="8550" table:formula="of:=IF([.$B7]&gt;$$n;&quot;&quot;;INDEX([Quarterly_Sales_Report.$F$35:.$F$63];[.$D7]))" table:style-name="ce4">
            <text:p>$8,550</text:p>
          </table:table-cell>
          <table:table-cell office:value-type="float" office:value="15300" table:formula="of:=IF([.$B7]&gt;$$n;&quot;&quot;;SUM([.F7:.I7]))" table:style-name="ce4">
            <text:p>$15,300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4235" table:formula="of:=IF([.$B8]&gt;$$n;&quot;&quot;;LARGE([Quarterly_Sales_Report.$G$35:.$G$63];4))" table:style-name="ce4">
            <text:p>$14,235</text:p>
          </table:table-cell>
          <table:table-cell office:value-type="float" office:value="5" table:formula="of:=IF([.$B8]&gt;$$n;&quot;&quot;;IF([.C7]=[.C8];MATCH([.C8];OFFSET([Quarterly_Sales_Report.$G$35:.$G$63];[.D7];);0)+[.D7];MATCH([.C8];[Quarterly_Sales_Report.$G$35:.$G$63];0)))" table:style-name="ce1">
            <text:p>5</text:p>
          </table:table-cell>
          <table:table-cell office:value-type="string" office:string-value="Tv Stands" table:formula="of:=IF([.$B8]&gt;$$n;&quot;&quot;;INDEX([Quarterly_Sales_Report.$B$35:.$B$63];[.D8]))" table:style-name="ce1">
            <text:p>Tv Stands</text:p>
          </table:table-cell>
          <table:table-cell office:value-type="float" office:value="3510" table:formula="of:=IF([.$B8]&gt;$$n;&quot;&quot;;INDEX([Quarterly_Sales_Report.$C$35:.$C$63];[.$D8]))" table:style-name="ce4">
            <text:p>$3,510</text:p>
          </table:table-cell>
          <table:table-cell office:value-type="float" office:value="3900" table:formula="of:=IF([.$B8]&gt;$$n;&quot;&quot;;INDEX([Quarterly_Sales_Report.$D$35:.$D$63];[.$D8]))" table:style-name="ce4">
            <text:p>$3,900</text:p>
          </table:table-cell>
          <table:table-cell office:value-type="float" office:value="2340" table:formula="of:=IF([.$B8]&gt;$$n;&quot;&quot;;INDEX([Quarterly_Sales_Report.$E$35:.$E$63];[.$D8]))" table:style-name="ce4">
            <text:p>$2,340</text:p>
          </table:table-cell>
          <table:table-cell office:value-type="float" office:value="4485" table:formula="of:=IF([.$B8]&gt;$$n;&quot;&quot;;INDEX([Quarterly_Sales_Report.$F$35:.$F$63];[.$D8]))" table:style-name="ce4">
            <text:p>$4,485</text:p>
          </table:table-cell>
          <table:table-cell office:value-type="float" office:value="14235" table:formula="of:=IF([.$B8]&gt;$$n;&quot;&quot;;SUM([.F8:.I8]))" table:style-name="ce4">
            <text:p>$14,235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520" table:formula="of:=IF([.$B9]&gt;$$n;&quot;&quot;;LARGE([Quarterly_Sales_Report.$G$35:.$G$63];5))" table:style-name="ce4">
            <text:p>$3,520</text:p>
          </table:table-cell>
          <table:table-cell office:value-type="float" office:value="4" table:formula="of:=IF([.$B9]&gt;$$n;&quot;&quot;;IF([.C8]=[.C9];MATCH([.C9];OFFSET([Quarterly_Sales_Report.$G$35:.$G$63];[.D8];);0)+[.D8];MATCH([.C9];[Quarterly_Sales_Report.$G$35:.$G$63];0)))" table:style-name="ce1">
            <text:p>4</text:p>
          </table:table-cell>
          <table:table-cell office:value-type="string" office:string-value="DVD Recorder Discs" table:formula="of:=IF([.$B9]&gt;$$n;&quot;&quot;;INDEX([Quarterly_Sales_Report.$B$35:.$B$63];[.D9]))" table:style-name="ce1">
            <text:p>DVD Recorder Discs</text:p>
          </table:table-cell>
          <table:table-cell office:value-type="float" office:value="640" table:formula="of:=IF([.$B9]&gt;$$n;&quot;&quot;;INDEX([Quarterly_Sales_Report.$C$35:.$C$63];[.$D9]))" table:style-name="ce4">
            <text:p>$640</text:p>
          </table:table-cell>
          <table:table-cell office:value-type="float" office:value="896" table:formula="of:=IF([.$B9]&gt;$$n;&quot;&quot;;INDEX([Quarterly_Sales_Report.$D$35:.$D$63];[.$D9]))" table:style-name="ce4">
            <text:p>$896</text:p>
          </table:table-cell>
          <table:table-cell office:value-type="float" office:value="544" table:formula="of:=IF([.$B9]&gt;$$n;&quot;&quot;;INDEX([Quarterly_Sales_Report.$E$35:.$E$63];[.$D9]))" table:style-name="ce4">
            <text:p>$544</text:p>
          </table:table-cell>
          <table:table-cell office:value-type="float" office:value="1440" table:formula="of:=IF([.$B9]&gt;$$n;&quot;&quot;;INDEX([Quarterly_Sales_Report.$F$35:.$F$63];[.$D9]))" table:style-name="ce4">
            <text:p>$1,440</text:p>
          </table:table-cell>
          <table:table-cell office:value-type="float" office:value="3520" table:formula="of:=IF([.$B9]&gt;$$n;&quot;&quot;;SUM([.F9:.I9]))" table:style-name="ce4">
            <text:p>$3,520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float" office:value="6" table:style-name="ce1">
            <text:p>6</text:p>
          </table:table-cell>
          <table:table-cell office:value-type="string" office:string-value="" table:formula="of:=IF([.$B10]&gt;$$n;&quot;&quot;;LARGE([Quarterly_Sales_Report.$G$35:.$G$63];6))" table:style-name="ce4"/>
          <table:table-cell office:value-type="string" office:string-value="" table:formula="of:=IF([.$B10]&gt;$$n;&quot;&quot;;IF([.C9]=[.C10];MATCH([.C10];OFFSET([Quarterly_Sales_Report.$G$35:.$G$63];[.D9];);0)+[.D9];MATCH([.C10];[Quarterly_Sales_Report.$G$35:.$G$63];0)))" table:style-name="ce1"/>
          <table:table-cell office:value-type="string" office:string-value="" table:formula="of:=IF([.$B10]&gt;$$n;&quot;&quot;;INDEX([Quarterly_Sales_Report.$B$35:.$B$63];[.D10]))" table:style-name="ce1"/>
          <table:table-cell office:value-type="string" office:string-value="" table:formula="of:=IF([.$B10]&gt;$$n;&quot;&quot;;INDEX([Quarterly_Sales_Report.$C$35:.$C$63];[.$D10]))" table:style-name="ce4"/>
          <table:table-cell office:value-type="string" office:string-value="" table:formula="of:=IF([.$B10]&gt;$$n;&quot;&quot;;INDEX([Quarterly_Sales_Report.$D$35:.$D$63];[.$D10]))" table:style-name="ce4"/>
          <table:table-cell office:value-type="string" office:string-value="" table:formula="of:=IF([.$B10]&gt;$$n;&quot;&quot;;INDEX([Quarterly_Sales_Report.$E$35:.$E$63];[.$D10]))" table:style-name="ce4"/>
          <table:table-cell office:value-type="string" office:string-value="" table:formula="of:=IF([.$B10]&gt;$$n;&quot;&quot;;INDEX([Quarterly_Sales_Report.$F$35:.$F$63];[.$D10]))" table:style-name="ce4"/>
          <table:table-cell office:value-type="string" office:string-value="" table:formula="of:=IF([.$B10]&gt;$$n;&quot;&quot;;SUM([.F10:.I10]))" table:style-name="ce4"/>
          <table:table-cell table:number-columns-repeated="16374"/>
        </table:table-row>
        <table:table-row table:style-name="ro5">
          <table:table-cell table:style-name="ce1"/>
          <table:table-cell office:value-type="float" office:value="7" table:style-name="ce1">
            <text:p>7</text:p>
          </table:table-cell>
          <table:table-cell office:value-type="string" office:string-value="" table:formula="of:=IF([.$B11]&gt;$$n;&quot;&quot;;LARGE([Quarterly_Sales_Report.$G$35:.$G$63];7))" table:style-name="ce4"/>
          <table:table-cell office:value-type="string" office:string-value="" table:formula="of:=IF([.$B11]&gt;$$n;&quot;&quot;;IF([.C10]=[.C11];MATCH([.C11];OFFSET([Quarterly_Sales_Report.$G$35:.$G$63];[.D10];);0)+[.D10];MATCH([.C11];[Quarterly_Sales_Report.$G$35:.$G$63];0)))" table:style-name="ce1"/>
          <table:table-cell office:value-type="string" office:string-value="" table:formula="of:=IF([.$B11]&gt;$$n;&quot;&quot;;INDEX([Quarterly_Sales_Report.$B$35:.$B$63];[.D11]))" table:style-name="ce1"/>
          <table:table-cell office:value-type="string" office:string-value="" table:formula="of:=IF([.$B11]&gt;$$n;&quot;&quot;;INDEX([Quarterly_Sales_Report.$C$35:.$C$63];[.$D11]))" table:style-name="ce4"/>
          <table:table-cell office:value-type="string" office:string-value="" table:formula="of:=IF([.$B11]&gt;$$n;&quot;&quot;;INDEX([Quarterly_Sales_Report.$D$35:.$D$63];[.$D11]))" table:style-name="ce4"/>
          <table:table-cell office:value-type="string" office:string-value="" table:formula="of:=IF([.$B11]&gt;$$n;&quot;&quot;;INDEX([Quarterly_Sales_Report.$E$35:.$E$63];[.$D11]))" table:style-name="ce4"/>
          <table:table-cell office:value-type="string" office:string-value="" table:formula="of:=IF([.$B11]&gt;$$n;&quot;&quot;;INDEX([Quarterly_Sales_Report.$F$35:.$F$63];[.$D11]))" table:style-name="ce4"/>
          <table:table-cell office:value-type="string" office:string-value="" table:formula="of:=IF([.$B11]&gt;$$n;&quot;&quot;;SUM([.F11:.I11]))" table:style-name="ce4"/>
          <table:table-cell table:number-columns-repeated="16374"/>
        </table:table-row>
        <table:table-row table:style-name="ro5">
          <table:table-cell table:style-name="ce1"/>
          <table:table-cell office:value-type="float" office:value="8" table:style-name="ce1">
            <text:p>8</text:p>
          </table:table-cell>
          <table:table-cell office:value-type="string" office:string-value="" table:formula="of:=IF([.$B12]&gt;$$n;&quot;&quot;;LARGE([Quarterly_Sales_Report.$G$35:.$G$63];8))" table:style-name="ce4"/>
          <table:table-cell office:value-type="string" office:string-value="" table:formula="of:=IF([.$B12]&gt;$$n;&quot;&quot;;IF([.C11]=[.C12];MATCH([.C12];OFFSET([Quarterly_Sales_Report.$G$35:.$G$63];[.D11];);0)+[.D11];MATCH([.C12];[Quarterly_Sales_Report.$G$35:.$G$63];0)))" table:style-name="ce1"/>
          <table:table-cell office:value-type="string" office:string-value="" table:formula="of:=IF([.$B12]&gt;$$n;&quot;&quot;;INDEX([Quarterly_Sales_Report.$B$35:.$B$63];[.D12]))" table:style-name="ce1"/>
          <table:table-cell office:value-type="string" office:string-value="" table:formula="of:=IF([.$B12]&gt;$$n;&quot;&quot;;INDEX([Quarterly_Sales_Report.$C$35:.$C$63];[.$D12]))" table:style-name="ce4"/>
          <table:table-cell office:value-type="string" office:string-value="" table:formula="of:=IF([.$B12]&gt;$$n;&quot;&quot;;INDEX([Quarterly_Sales_Report.$D$35:.$D$63];[.$D12]))" table:style-name="ce4"/>
          <table:table-cell office:value-type="string" office:string-value="" table:formula="of:=IF([.$B12]&gt;$$n;&quot;&quot;;INDEX([Quarterly_Sales_Report.$E$35:.$E$63];[.$D12]))" table:style-name="ce4"/>
          <table:table-cell office:value-type="string" office:string-value="" table:formula="of:=IF([.$B12]&gt;$$n;&quot;&quot;;INDEX([Quarterly_Sales_Report.$F$35:.$F$63];[.$D12]))" table:style-name="ce4"/>
          <table:table-cell office:value-type="string" office:string-value="" table:formula="of:=IF([.$B12]&gt;$$n;&quot;&quot;;SUM([.F12:.I12]))" table:style-name="ce4"/>
          <table:table-cell table:number-columns-repeated="16374"/>
        </table:table-row>
        <table:table-row table:style-name="ro5">
          <table:table-cell table:style-name="ce1"/>
          <table:table-cell office:value-type="float" office:value="9" table:style-name="ce1">
            <text:p>9</text:p>
          </table:table-cell>
          <table:table-cell office:value-type="string" office:string-value="" table:formula="of:=IF([.$B13]&gt;$$n;&quot;&quot;;LARGE([Quarterly_Sales_Report.$G$35:.$G$63];9))" table:style-name="ce4"/>
          <table:table-cell office:value-type="string" office:string-value="" table:formula="of:=IF([.$B13]&gt;$$n;&quot;&quot;;IF([.C12]=[.C13];MATCH([.C13];OFFSET([Quarterly_Sales_Report.$G$35:.$G$63];[.D12];);0)+[.D12];MATCH([.C13];[Quarterly_Sales_Report.$G$35:.$G$63];0)))" table:style-name="ce1"/>
          <table:table-cell office:value-type="string" office:string-value="" table:formula="of:=IF([.$B13]&gt;$$n;&quot;&quot;;INDEX([Quarterly_Sales_Report.$B$35:.$B$63];[.D13]))" table:style-name="ce1"/>
          <table:table-cell office:value-type="string" office:string-value="" table:formula="of:=IF([.$B13]&gt;$$n;&quot;&quot;;INDEX([Quarterly_Sales_Report.$C$35:.$C$63];[.$D13]))" table:style-name="ce4"/>
          <table:table-cell office:value-type="string" office:string-value="" table:formula="of:=IF([.$B13]&gt;$$n;&quot;&quot;;INDEX([Quarterly_Sales_Report.$D$35:.$D$63];[.$D13]))" table:style-name="ce4"/>
          <table:table-cell office:value-type="string" office:string-value="" table:formula="of:=IF([.$B13]&gt;$$n;&quot;&quot;;INDEX([Quarterly_Sales_Report.$E$35:.$E$63];[.$D13]))" table:style-name="ce4"/>
          <table:table-cell office:value-type="string" office:string-value="" table:formula="of:=IF([.$B13]&gt;$$n;&quot;&quot;;INDEX([Quarterly_Sales_Report.$F$35:.$F$63];[.$D13]))" table:style-name="ce4"/>
          <table:table-cell office:value-type="string" office:string-value="" table:formula="of:=IF([.$B13]&gt;$$n;&quot;&quot;;SUM([.F13:.I13]))" table:style-name="ce4"/>
          <table:table-cell table:number-columns-repeated="16374"/>
        </table:table-row>
        <table:table-row table:style-name="ro5">
          <table:table-cell table:style-name="ce1"/>
          <table:table-cell office:value-type="float" office:value="10" table:style-name="ce1">
            <text:p>10</text:p>
          </table:table-cell>
          <table:table-cell office:value-type="string" office:string-value="" table:formula="of:=IF([.$B14]&gt;$$n;&quot;&quot;;LARGE([Quarterly_Sales_Report.$G$35:.$G$63];10))" table:style-name="ce4"/>
          <table:table-cell office:value-type="string" office:string-value="" table:formula="of:=IF([.$B14]&gt;$$n;&quot;&quot;;IF([.C13]=[.C14];MATCH([.C14];OFFSET([Quarterly_Sales_Report.$G$35:.$G$63];[.D13];);0)+[.D13];MATCH([.C14];[Quarterly_Sales_Report.$G$35:.$G$63];0)))" table:style-name="ce1"/>
          <table:table-cell office:value-type="string" office:string-value="" table:formula="of:=IF([.$B14]&gt;$$n;&quot;&quot;;INDEX([Quarterly_Sales_Report.$B$35:.$B$63];[.D14]))" table:style-name="ce1"/>
          <table:table-cell office:value-type="string" office:string-value="" table:formula="of:=IF([.$B14]&gt;$$n;&quot;&quot;;INDEX([Quarterly_Sales_Report.$C$35:.$C$63];[.$D14]))" table:style-name="ce4"/>
          <table:table-cell office:value-type="string" office:string-value="" table:formula="of:=IF([.$B14]&gt;$$n;&quot;&quot;;INDEX([Quarterly_Sales_Report.$D$35:.$D$63];[.$D14]))" table:style-name="ce4"/>
          <table:table-cell office:value-type="string" office:string-value="" table:formula="of:=IF([.$B14]&gt;$$n;&quot;&quot;;INDEX([Quarterly_Sales_Report.$E$35:.$E$63];[.$D14]))" table:style-name="ce4"/>
          <table:table-cell office:value-type="string" office:string-value="" table:formula="of:=IF([.$B14]&gt;$$n;&quot;&quot;;INDEX([Quarterly_Sales_Report.$F$35:.$F$63];[.$D14]))" table:style-name="ce4"/>
          <table:table-cell office:value-type="string" office:string-value="" table:formula="of:=IF([.$B14]&gt;$$n;&quot;&quot;;SUM([.F14:.I14]))" table:style-name="ce4"/>
          <table:table-cell table:number-columns-repeated="16374"/>
        </table:table-row>
        <table:table-row table:style-name="ro5">
          <table:table-cell table:number-columns-repeated="2" table:style-name="ce1"/>
          <table:table-cell table:style-name="ce4"/>
          <table:table-cell table:style-name="ce1"/>
          <table:table-cell office:value-type="string" office:string-value="" table:formula="of:=&quot;&quot;" table:style-name="ce1"/>
          <table:table-cell table:number-columns-repeated="5" table:style-name="ce4"/>
          <table:table-cell table:number-columns-repeated="16374"/>
        </table:table-row>
        <table:table-row table:style-name="ro5">
          <table:table-cell table:style-name="ce1"/>
          <table:table-cell office:value-type="boolean" office:boolean-value="false" table:formula="of:=$$IncludeOther=&quot;yes&quot;" table:style-name="ce1">
            <text:p>FALSE</text:p>
          </table:table-cell>
          <table:table-cell table:style-name="ce4"/>
          <table:table-cell table:style-name="ce1"/>
          <table:table-cell office:value-type="string" table:style-name="ce1">
            <text:p>Other</text:p>
          </table:table-cell>
          <table:table-cell office:value-type="float" office:value="0" table:formula="of:=SUM([Quarterly_Sales_Report.$C$35:.$C$63]) - SUM([.F5:.F14])" table:style-name="ce4">
            <text:p>$0</text:p>
          </table:table-cell>
          <table:table-cell office:value-type="float" office:value="0" table:formula="of:=SUM([Quarterly_Sales_Report.$D$35:.$D$63]) - SUM([.G5:.G14])" table:style-name="ce4">
            <text:p>$0</text:p>
          </table:table-cell>
          <table:table-cell office:value-type="float" office:value="0" table:formula="of:=SUM([Quarterly_Sales_Report.$E$35:.$E$63]) - SUM([.H5:.H14])" table:style-name="ce4">
            <text:p>$0</text:p>
          </table:table-cell>
          <table:table-cell office:value-type="float" office:value="0" table:formula="of:=SUM([Quarterly_Sales_Report.$F$35:.$F$63]) - SUM([.I5:.I14])" table:style-name="ce4">
            <text:p>$0</text:p>
          </table:table-cell>
          <table:table-cell office:value-type="float" office:value="0" table:formula="of:=SUM([Quarterly_Sales_Report.$G$35:.$G$63]) - SUM([.J5:.J14])" table:style-name="ce4">
            <text:p>$0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1"/>
          <table:table-cell table:style-name="ce4"/>
          <table:table-cell table:style-name="ce1"/>
          <table:table-cell office:value-type="string" table:style-name="ce1">
            <text:p>TOTAL</text:p>
          </table:table-cell>
          <table:table-cell office:value-type="float" office:value="18100" table:formula="of:=SUM([Quarterly_Sales_Report.$C$35:.$C$63])" table:style-name="ce4">
            <text:p>$18,100</text:p>
          </table:table-cell>
          <table:table-cell office:value-type="float" office:value="13736" table:formula="of:=SUM([Quarterly_Sales_Report.$D$35:.$D$63])" table:style-name="ce4">
            <text:p>$13,736</text:p>
          </table:table-cell>
          <table:table-cell office:value-type="float" office:value="12304" table:formula="of:=SUM([Quarterly_Sales_Report.$E$35:.$E$63])" table:style-name="ce4">
            <text:p>$12,304</text:p>
          </table:table-cell>
          <table:table-cell office:value-type="float" office:value="33975" table:formula="of:=SUM([Quarterly_Sales_Report.$F$35:.$F$63])" table:style-name="ce4">
            <text:p>$33,975</text:p>
          </table:table-cell>
          <table:table-cell office:value-type="float" office:value="78115" table:formula="of:=SUM([Quarterly_Sales_Report.$G$35:.$G$63])" table:style-name="ce4">
            <text:p>$78,115</text:p>
          </table:table-cell>
          <table:table-cell table:number-columns-repeated="16374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/>
          <table:table-cell office:value-type="string" office:string-value="TOTAL AND TOP 5 PRODUCTS" table:formula="of:=&quot;TOTAL AND TOP &quot; &amp; $$n &amp; &quot; PRODUCTS&quot;" table:style-name="ce1">
            <text:p>TOTAL AND TOP 5 PRODUCTS</text:p>
          </table:table-cell>
          <table:table-cell table:style-name="ce4"/>
          <table:table-cell table:number-columns-repeated="2" table:style-name="ce1"/>
          <table:table-cell table:number-columns-repeated="5" table:style-name="ce4"/>
          <table:table-cell table:number-columns-repeated="16374"/>
        </table:table-row>
        <table:table-row table:number-rows-repeated="1048554" table:style-name="ro5">
          <table:table-cell table:number-columns-repeated="16384"/>
        </table:table-row>
      </table:table>
      <table:named-expressions>
        <table:named-range table:name="ChartSubtitle" table:cell-range-address="calculations.$B$22" table:base-cell-address="calculations.$A$1"/>
        <table:named-range table:name="IncludeOther" table:cell-range-address="Quarterly_Sales_Report.$K$4" table:base-cell-address="Quarterly_Sales_Report.$A$1"/>
        <table:named-range table:name="n" table:cell-range-address="Quarterly_Sales_Report.$K$2" table:base-cell-address="Quarterly_Sales_Report.$A$1"/>
        <table:named-range table:name="Other" table:cell-range-address="calculations.$E$16:calculations.$I$16" table:base-cell-address="calculations.$A$1"/>
        <table:named-expression table:name="TopN" table:expression="of:=[calculations.$E$4]:INDEX([calculations.$E$4:.$I$14];COUNT([calculations.$D$4:.$D$14])+1;5)" table:base-cell-address="Quarterly_Sales_Report.$A$1"/>
        <table:named-range table:name="Total" table:cell-range-address="calculations.$E$18:calculations.$I$18" table:base-cell-address="calculations.$A$1"/>
      </table:named-expressions>
      <table:database-ranges>
        <table:database-range table:target-range-address="Quarterly_Sales_Report.B34:Quarterly_Sales_Report.G63" table:name="Sales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Franklin Gothic Medium" svg:font-family="&quot;Franklin Gothic Medium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text>$</number:text>
      <number:number number:decimal-places="0" number:min-integer-digits="1" number:grouping="true"/>
    </number:number-style>
    <style:style style:name="Currency_32_Custom" style:display-name="Currency Custom" style:family="table-cell" style:data-style-name="N3">
      <style:table-cell-properties style:vertical-align="middle" style:repeat-content="false"/>
      <style:paragraph-properties fo:text-align="end" fo:margin-right="0.353cm"/>
    </style:style>
    <style:style style:name="Input_32_Custom" style:display-name="Input Custom" style:family="table-cell" style:data-style-name="N3">
      <style:table-cell-properties style:vertical-align="middle" fo:background-color="transparent" style:repeat-content="false"/>
      <style:paragraph-properties fo:text-align="center"/>
      <style:text-properties fo:color="#696A48"/>
    </style:style>
    <style:style style:name="Default" style:family="table-cell" style:data-style-name="N3">
      <style:table-cell-properties style:vertical-align="middle"/>
      <style:text-properties fo:color="#696A48" style:font-name="Franklin Gothic Medium" style:font-name-asian="Franklin Gothic Medium" style:font-name-complex="Franklin Gothic Medium" fo:font-size="9pt" style:font-size-asian="9pt" style:font-size-complex="9pt"/>
    </style:style>
    <style:style style:name="Title" style:family="table-cell" style:data-style-name="N0">
      <style:table-cell-properties fo:background-color="#4F5036"/>
      <style:text-properties fo:color="#FFFFFF" fo:font-size="33pt" style:font-size-asian="33pt" style:font-size-complex="33pt"/>
    </style:style>
    <style:default-style style:family="graphic">
      <style:graphic-properties draw:fill="solid" draw:fill-color="#5e9491" draw:opacity="100%" draw:stroke="solid" svg:stroke-width="0.02778in" svg:stroke-color="#436b69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title/>
    <meta:initial-creator/>
    <dc:creator/>
    <meta:creation-date>2017-03-11T14:46:33Z</meta:creation-date>
    <dc:date>2017-03-11T14:58:34Z</dc:date>
    <meta:user-defined meta:name="_TemplateID">TC02897391999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text>$</number:text>
      <number:number number:decimal-places="0" number:min-integer-digits="1" number:grouping="true"/>
    </number:number-style>
    <style:style style:family="chart" style:name="G1S0P3" style:data-style-name="N0">
      <style:chart-properties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b08b5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e9491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a54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b08b54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696a48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d19e38" draw:opacity="100%" draw:stroke="none"/>
    </style:style>
    <style:style style:family="chart" style:name="DL103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b08b5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c9c9b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41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adae88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Axs1" style:data-style-name="N36">
      <style:chart-properties chart:gap-width="150" chart:overlap="0" chart:link-data-style-to-source="false" chart:visible="true" chart:logarithmic="false" chart:maximum="9000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c9c9b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36">
      <style:chart-properties chart:gap-width="150" chart:overlap="0" chart:link-data-style-to-source="true" chart:visible="true" chart:logarithmic="false" chart:maximum="26654.1" chart:minimum="0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c9c9b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dae88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0.5713385826772pt" svg:width="621.285748031496pt" chart:style-name="Crt0">
        <chart:legend chart:legend-position="bottom" chart:legend-align="center" chart:style-name="Lgnd"/>
        <chart:plot-area svg:x="43.07496062992126pt" svg:y="67.62464566929133pt" svg:width="550.9130708661417pt" svg:height="203.7233858267716pt" chart:style-name="Plt0">
          <chart:axis chart:dimension="x" chart:name="primary-x" chart:style-name="Axs0">
            <chart:categories table:cell-range-address="calculations.$F$4:.$I$4"/>
          </chart:axis>
          <chart:axis chart:dimension="y" chart:name="primary-y" chart:style-name="Axs1"/>
          <chart:axis chart:dimension="y" chart:name="secondary-y" chart:style-name="Axs2"/>
          <chart:axis chart:dimension="x" chart:name="secondary-X" chart:style-name="Axs3">
            <chart:categories table:cell-range-address="calculations.$F$4:.$I$4"/>
          </chart:axis>
          <chart:series chart:label-cell-address="calculations.$E$5" chart:values-cell-range-address="calculations.$F$5:.$I$5" chart:class="chart:bar" chart:attached-axis="primary-y" chart:style-name="G0S0">
            <chart:data-point chart:repeated="4"/>
          </chart:series>
          <chart:series chart:label-cell-address="calculations.$E$6" chart:values-cell-range-address="calculations.$F$6:.$I$6" chart:class="chart:bar" chart:attached-axis="primary-y" chart:style-name="G0S1">
            <chart:data-point chart:repeated="4"/>
          </chart:series>
          <chart:series chart:label-cell-address="calculations.$E$7" chart:values-cell-range-address="calculations.$F$7:.$I$7" chart:class="chart:bar" chart:attached-axis="primary-y" chart:style-name="G0S2">
            <chart:data-point chart:repeated="4"/>
          </chart:series>
          <chart:series chart:label-cell-address="calculations.$E$8" chart:values-cell-range-address="calculations.$F$8:.$I$8" chart:class="chart:bar" chart:attached-axis="primary-y" chart:style-name="G0S3">
            <chart:data-point chart:repeated="4"/>
          </chart:series>
          <chart:series chart:label-cell-address="calculations.$E$9" chart:values-cell-range-address="calculations.$F$9:.$I$9" chart:class="chart:bar" chart:attached-axis="primary-y" chart:style-name="G0S4">
            <chart:data-point chart:repeated="4"/>
          </chart:series>
          <chart:series chart:label-cell-address="calculations.$E$18" chart:values-cell-range-address="calculations.$F$18:.$I$18" chart:class="chart:line" chart:attached-axis="secondary-y" chart:style-name="G1S0">
            <chart:data-label chart:style-name="DL10"/>
            <chart:data-point chart:repeated="3"/>
            <chart:data-point chart:style-name="G1S0P3">
              <chart:data-label chart:style-name="DL103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e9491" draw:opacity="100%" draw:stroke="solid" svg:stroke-width="0.02778in" svg:stroke-color="#436b69" svg:stroke-opacity="100%" svg:stroke-linecap="butt"/>
    </style:default-style>
  </office:styles>
</office:document-styles>
</file>